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Start rise</text:p>
          </table:table-cell>
          <table:table-cell office:value-type="string" calcext:value-type="string">
            <text:p>Stop rise</text:p>
          </table:table-cell>
          <table:table-cell office:value-type="string" calcext:value-type="string">
            <text:p>Rise time</text:p>
          </table:table-cell>
          <table:table-cell office:value-type="string" calcext:value-type="string">
            <text:p>Start fall</text:p>
          </table:table-cell>
          <table:table-cell office:value-type="string" calcext:value-type="string">
            <text:p>Stop fall</text:p>
          </table:table-cell>
          <table:table-cell office:value-type="string" calcext:value-type="string">
            <text:p>Fall time</text:p>
          </table:table-cell>
        </table:table-row>
        <table:table-row table:style-name="ro1">
          <table:table-cell office:value-type="string" calcext:value-type="string">
            <text:p>200 1 2</text:p>
          </table:table-cell>
          <table:table-cell office:value-type="float" office:value="4957.839" calcext:value-type="float">
            <text:p>4957.839</text:p>
          </table:table-cell>
          <table:table-cell office:value-type="float" office:value="4958.023" calcext:value-type="float">
            <text:p>4958.023</text:p>
          </table:table-cell>
          <table:table-cell table:formula="of:=[.C2]-[.B2]" office:value-type="float" office:value="0.184000000000196" calcext:value-type="float">
            <text:p>0.184</text:p>
          </table:table-cell>
          <table:table-cell office:value-type="float" office:value="4962.874" calcext:value-type="float">
            <text:p>4962.874</text:p>
          </table:table-cell>
          <table:table-cell office:value-type="float" office:value="4963.809" calcext:value-type="float">
            <text:p>4963.809</text:p>
          </table:table-cell>
          <table:table-cell table:formula="of:=[.F2]-[.E2]" office:value-type="float" office:value="0.9350000000004" calcext:value-type="float">
            <text:p>0.935</text:p>
          </table:table-cell>
        </table:table-row>
        <table:table-row table:style-name="ro1">
          <table:table-cell office:value-type="string" calcext:value-type="string">
            <text:p>250 1 2.5</text:p>
          </table:table-cell>
          <table:table-cell office:value-type="float" office:value="6024.461" calcext:value-type="float">
            <text:p>6024.461</text:p>
          </table:table-cell>
          <table:table-cell office:value-type="float" office:value="6024.64" calcext:value-type="float">
            <text:p>6024.64</text:p>
          </table:table-cell>
          <table:table-cell table:formula="of:=[.C3]-[.B3]" office:value-type="float" office:value="0.179000000000087" calcext:value-type="float">
            <text:p>0.179</text:p>
          </table:table-cell>
          <table:table-cell office:value-type="float" office:value="6031.474" calcext:value-type="float">
            <text:p>6031.474</text:p>
          </table:table-cell>
          <table:table-cell office:value-type="float" office:value="6032.395" calcext:value-type="float">
            <text:p>6032.395</text:p>
          </table:table-cell>
          <table:table-cell table:formula="of:=[.F3]-[.E3]" office:value-type="float" office:value="0.921000000000277" calcext:value-type="float">
            <text:p>0.921</text:p>
          </table:table-cell>
        </table:table-row>
        <table:table-row table:style-name="ro1">
          <table:table-cell office:value-type="string" calcext:value-type="string">
            <text:p>300 0.8 2</text:p>
          </table:table-cell>
          <table:table-cell office:value-type="float" office:value="5286.242" calcext:value-type="float">
            <text:p>5286.242</text:p>
          </table:table-cell>
          <table:table-cell office:value-type="float" office:value="5286.359" calcext:value-type="float">
            <text:p>5286.359</text:p>
          </table:table-cell>
          <table:table-cell table:formula="of:=[.C4]-[.B4]" office:value-type="float" office:value="0.117000000000189" calcext:value-type="float">
            <text:p>0.117</text:p>
          </table:table-cell>
          <table:table-cell office:value-type="float" office:value="5291.798" calcext:value-type="float">
            <text:p>5291.798</text:p>
          </table:table-cell>
          <table:table-cell office:value-type="float" office:value="5292.745" calcext:value-type="float">
            <text:p>5292.745</text:p>
          </table:table-cell>
          <table:table-cell table:formula="of:=[.F4]-[.E4]" office:value-type="float" office:value="0.947000000000116" calcext:value-type="float">
            <text:p>0.947</text:p>
          </table:table-cell>
        </table:table-row>
        <table:table-row table:style-name="ro1">
          <table:table-cell table:style-name="ce1" office:value-type="string" calcext:value-type="string">
            <text:p>320 0.7 2.3</text:p>
          </table:table-cell>
          <table:table-cell table:style-name="ce1" office:value-type="float" office:value="5634.523" calcext:value-type="float">
            <text:p>5634.523</text:p>
          </table:table-cell>
          <table:table-cell table:style-name="ce1" office:value-type="float" office:value="5634.642" calcext:value-type="float">
            <text:p>5634.642</text:p>
          </table:table-cell>
          <table:table-cell table:style-name="ce1" table:formula="of:=[.C5]-[.B5]" office:value-type="float" office:value="0.118999999999687" calcext:value-type="float">
            <text:p>0.119</text:p>
          </table:table-cell>
          <table:table-cell table:style-name="ce1" office:value-type="float" office:value="5639.795" calcext:value-type="float">
            <text:p>5639.795</text:p>
          </table:table-cell>
          <table:table-cell table:style-name="ce1" office:value-type="float" office:value="5640.442" calcext:value-type="float">
            <text:p>5640.442</text:p>
          </table:table-cell>
          <table:table-cell table:style-name="ce1" table:formula="of:=[.F5]-[.E5]" office:value-type="float" office:value="0.646999999999935" calcext:value-type="float">
            <text:p>0.64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t point</text:p>
          </table:table-cell>
          <table:table-cell office:value-type="string" calcext:value-type="string">
            <text:p>Angular vel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table:formula="of:=[.B9]/[.A9]" office:value-type="float" office:value="1.18" calcext:value-type="float">
            <text:p>1.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formula="of:=[.B10]/[.A10]"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table:formula="of:=[.B11]/[.A11]"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table:formula="of:=[.B12]/[.A12]" office:value-type="float" office:value="0.995" calcext:value-type="float">
            <text:p>0.99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3" calcext:value-type="float">
            <text:p>5.93</text:p>
          </table:table-cell>
          <table:table-cell table:formula="of:=[.B13]/[.A13]" office:value-type="float" office:value="0.988333333333333" calcext:value-type="float">
            <text:p>0.98833333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table:formula="of:=[.B14]/[.A14]" office:value-type="float" office:value="0.985" calcext:value-type="float">
            <text:p>0.98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6" calcext:value-type="float">
            <text:p>9.76</text:p>
          </table:table-cell>
          <table:table-cell table:formula="of:=[.B15]/[.A15]" office:value-type="float" office:value="0.976" calcext:value-type="float">
            <text:p>0.9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1" calcext:value-type="float">
            <text:p>11.71</text:p>
          </table:table-cell>
          <table:table-cell table:formula="of:=[.B16]/[.A16]" office:value-type="float" office:value="0.975833333333333" calcext:value-type="float">
            <text:p>0.975833333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67" calcext:value-type="float">
            <text:p>13.67</text:p>
          </table:table-cell>
          <table:table-cell table:formula="of:=[.B17]/[.A17]" office:value-type="float" office:value="0.976428571428571" calcext:value-type="float">
            <text:p>0.97642857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63" calcext:value-type="float">
            <text:p>15.63</text:p>
          </table:table-cell>
          <table:table-cell table:formula="of:=[.B18]/[.A18]" office:value-type="float" office:value="0.976875" calcext:value-type="float">
            <text:p>0.97687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57" calcext:value-type="float">
            <text:p>17.57</text:p>
          </table:table-cell>
          <table:table-cell table:formula="of:=[.B19]/[.A19]" office:value-type="float" office:value="0.976111111111111" calcext:value-type="float">
            <text:p>0.97611111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1" calcext:value-type="float">
            <text:p>19.51</text:p>
          </table:table-cell>
          <table:table-cell table:formula="of:=[.B20]/[.A20]" office:value-type="float" office:value="0.9755" calcext:value-type="float">
            <text:p>0.975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44" calcext:value-type="float">
            <text:p>21.44</text:p>
          </table:table-cell>
          <table:table-cell table:formula="of:=[.B21]/[.A21]" office:value-type="float" office:value="0.974545454545455" calcext:value-type="float">
            <text:p>0.974545454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39" calcext:value-type="float">
            <text:p>23.39</text:p>
          </table:table-cell>
          <table:table-cell table:formula="of:=[.B22]/[.A22]" office:value-type="float" office:value="0.974583333333333" calcext:value-type="float">
            <text:p>0.97458333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23" calcext:value-type="float">
            <text:p>25.23</text:p>
          </table:table-cell>
          <table:table-cell table:formula="of:=[.B23]/[.A23]" office:value-type="float" office:value="0.970384615384615" calcext:value-type="float">
            <text:p>0.970384615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61" calcext:value-type="float">
            <text:p>25.61</text:p>
          </table:table-cell>
          <table:table-cell table:formula="of:=[.B24]/[.A24]" office:value-type="float" office:value="0.914642857142857" calcext:value-type="float">
            <text:p>0.91464285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  <table:table-cell table:formula="of:=[.B25]/[.A25]" office:value-type="float" office:value="0.9875" calcext:value-type="float">
            <text:p>0.9875</text:p>
          </table:table-cell>
          <table:table-cell office:value-type="string" calcext:value-type="string">
            <text:p>Track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  <table:table-cell table:formula="of:=[.B26]/[.A26]" office:value-type="float" office:value="0.9925" calcext:value-type="float">
            <text:p>0.9925</text:p>
          </table:table-cell>
          <table:table-cell office:value-type="string" calcext:value-type="string">
            <text:p>Right moto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7:48:25.880910086</meta:creation-date>
    <dc:date>2020-01-30T18:59:32.046770679</dc:date>
    <meta:editing-duration>PT8M25S</meta:editing-duration>
    <meta:editing-cycles>1</meta:editing-cycles>
    <meta:document-statistic meta:table-count="1" meta:cell-count="94" meta:object-count="0"/>
    <meta:generator>LibreOffice/5.1.6.2$Linux_X86_64 LibreOffice_project/10m0$Build-2</meta:generator>
  </office:meta>
</office:document-meta>
</file>